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c0c7" officeooo:paragraph-rsid="00049dbf"/>
    </style:style>
    <style:style style:name="T1" style:family="text">
      <style:text-properties officeooo:rsid="00049d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-----------------------------------------------------------------------------------------------------------------------</text:p>
      <text:p text:style-name="P1"><text:tab/><text:tab/><text:tab/><text:tab/><text:tab/>SQL Assignment-<text:span text:style-name="T1">3</text:span></text:p>
      <text:p text:style-name="P1">------------------------------------------------------------------------------------------------------------------------</text:p>
      <text:p text:style-name="P1"/>
      <text:p text:style-name="P1">1) Does ANSI recognize the data type DATE?</text:p>
      <text:p text:style-name="P1">Answer: NO, ANSI doesn't recognize the data type DATE.</text:p>
      <text:p text:style-name="P1"><text:s text:c="4"/></text:p>
      <text:p text:style-name="P1"><text:s text:c="4"/></text:p>
      <text:p text:style-name="P1">2)Which subdivision of SQL is used to insert values in tables? </text:p>
      <text:p text:style-name="P1">Answer:In SQL, the INSERT statement is used to insert values into tables. It is part of the Data Manipulation Language (DML) subdivision of SQL.</text:p>
      <text:p text:style-name="P1"/>
      <text:p text:style-name="P1"/>
      <text:p text:style-name="P1">------------------------------------------------------------------------------------------------------------------------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1:33:46.996859176</meta:creation-date>
    <dc:date>2023-09-11T21:35:29.723928300</dc:date>
    <meta:editing-duration>PT1M43S</meta:editing-duration>
    <meta:editing-cycles>1</meta:editing-cycles>
    <meta:document-statistic meta:table-count="0" meta:image-count="0" meta:object-count="0" meta:page-count="1" meta:paragraph-count="10" meta:word-count="57" meta:character-count="692" meta:non-whitespace-character-count="629"/>
    <meta:generator>LibreOffice/7.3.7.2$Linux_X86_64 LibreOffice_project/30$Build-2</meta:generator>
  </office:meta>
</office:document-meta>
</file>